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anx:BungeniSectionType="NumberedContainer" anx:__BungeniMetaEditable="false" anx:BungeniSectionID="xFwIohvCRJ+WAEJV6JM34g" anx:BungeniSectionUUID="71af8b2d-edd9-4618-86d1-e369b06388c7" anx:BungeniSectionVisibility="system" style:editable="false">
        <style:columns fo:column-count="1" fo:column-gap="0in"/>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445853176">
          <text:insertion>
            <office:change-info>
              <dc:creator>Jimmy Buru</dc:creator>
              <dc:date>2010-07-27T12:51:00</dc:date>
            </office:change-info>
          </text:insertion>
        </text:changed-region>
        <text:changed-region text:id="ct-1445852952">
          <text:insertion>
            <office:change-info>
              <dc:creator>Jimmy Buru</dc:creator>
              <dc:date>2010-07-27T12:52:00</dc:date>
            </office:change-info>
          </text:insertion>
        </text:changed-region>
        <text:changed-region text:id="ct-1445851832">
          <text:insertion>
            <office:change-info>
              <dc:creator>Jimmy Buru</dc:creator>
              <dc:date>2010-07-27T12:52:00</dc:date>
            </office:change-info>
          </text:insertion>
        </text:changed-region>
        <text:changed-region text:id="ct-1445851720">
          <text:deletion>
            <office:change-info>
              <dc:creator>Jimmy Buru</dc:creator>
              <dc:date>2010-07-27T12:52:00</dc:date>
            </office:change-info>
            <text:p text:style-name="Standard">16</text:p>
          </text:deletion>
        </text:changed-region>
        <text:changed-region text:id="ct-1445851496">
          <text:insertion>
            <office:change-info>
              <dc:creator>Jimmy Buru</dc:creator>
              <dc:date>2010-07-27T12:52:00</dc:date>
            </office:change-info>
          </text:insertion>
        </text:changed-region>
        <text:changed-region text:id="ct-1455034612">
          <text:insertion>
            <office:change-info>
              <dc:creator>Ashok Hariharan</dc:creator>
              <dc:date>2010-07-27T14:23:00</dc:date>
            </office:change-info>
          </text:insertion>
        </text:changed-region>
        <text:changed-region text:id="ct-1455009184">
          <text:insertion>
            <office:change-info>
              <dc:creator>Ashok Hariharan</dc:creator>
              <dc:date>2010-07-27T14:24:00</dc:date>
            </office:change-info>
          </text:insertion>
        </text:changed-region>
        <text:changed-region text:id="ct-1455034948">
          <text:deletion>
            <office:change-info>
              <dc:creator>Ashok Hariharan</dc:creator>
              <dc:date>2010-07-27T14:23:00</dc:date>
            </office:change-info>
            <text:p text:style-name="Standard">;</text:p>
          </text:deletion>
        </text:changed-region>
        <text:changed-region text:id="ct-1445851384">
          <text:insertion>
            <office:change-info>
              <dc:creator>Jimmy Buru</dc:creator>
              <dc:date>2010-07-27T12:52:00</dc:date>
            </office:change-info>
          </text:insertion>
        </text:changed-region>
        <text:changed-region text:id="ct-1445851272">
          <text:deletion>
            <office:change-info>
              <dc:creator>Jimmy Buru</dc:creator>
              <dc:date>2010-07-27T12:53:00</dc:date>
            </office:change-info>
            <text:p text:style-name="Standard">(e) in a relationship recognized by law or practice of marriage or partnership and in which the partners share or shared a reciprocal duty of suppor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text:change-start text:change-id="ct-1445853176"/>and rights <text:change-end text:change-id="ct-1445853176"/>for all persons, to prohibit discrimination and provide for remedies for victims of discrimination and for connected purposes<text:change-start text:change-id="ct-1445852952"/> and activities<text:change-end text:change-id="ct-1445852952"/>.</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text:change-start text:change-id="ct-1445851832"/>33<text:change-end text:change-id="ct-1445851832"/><text:change text:change-id="ct-1445851720"/><text:change-start text:change-id="ct-1445851496"/> of the Equality Board Establishment Act 1993<text:change-end text:change-id="ct-1445851496"/><text:change-start text:change-id="ct-1455034612"/> section 3 <text:change-end text:change-id="ct-1455034612"/><text:change-start text:change-id="ct-1455009184"/>chapter 2<text:change-end text:change-id="ct-1455009184"/><text:change text:change-id="ct-1455034948"/></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text:soft-page-break/>(iii) the failure to identify and take reasonable measures to remove any barriers to the full enjoyment of access to opportunities by person;</text:p>
            <text:p text:style-name="Standard"/>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change-start text:change-id="ct-1445851384"/> or an external agency<text:change-end text:change-id="ct-1445851384"/></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text:change text:change-id="ct-1445851272"/></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rotected="true">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3) The authority or organisation may deviate from the provision laid down in subsection (1) if there are special reasons for doing so and shall, in such case, state the reason for doing so.</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text:soft-page-break/></text:p>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23</meta:editing-cycles>
    <meta:editing-duration>PT01H02M56S</meta:editing-duration>
    <meta:initial-creator>Ashok Hariharan</meta:initial-creator>
    <dc:date>2010-07-27T14:24:09</dc:date>
    <dc:creator>Ashok Hariharan</dc:creator>
    <meta:document-statistic meta:table-count="0" meta:image-count="0" meta:object-count="0" meta:page-count="5" meta:paragraph-count="81" meta:word-count="1536" meta:character-count="9614"/>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Jimmy Buru</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